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B000000FC096214CBD0A26326.png" manifest:media-type="image/png"/>
  <manifest:file-entry manifest:full-path="Pictures/100000000000023F000001A0A0E687AA5375A42F.png" manifest:media-type="image/png"/>
  <manifest:file-entry manifest:full-path="Pictures/100000000000012500000127F17EFCCA9021E242.png" manifest:media-type="image/png"/>
  <manifest:file-entry manifest:full-path="Pictures/10000000000000ED000000C70AF624D874E138D1.png" manifest:media-type="image/png"/>
  <manifest:file-entry manifest:full-path="Pictures/100000000000020B0000013A8920298D3BCFCA83.png" manifest:media-type="image/png"/>
  <manifest:file-entry manifest:full-path="Pictures/10000000000001C40000017C97E038CB6BFA6861.png" manifest:media-type="image/png"/>
  <manifest:file-entry manifest:full-path="Pictures/100000000000011C000000FBAFDC8B39B1BA3322.png" manifest:media-type="image/png"/>
  <manifest:file-entry manifest:full-path="Pictures/10000000000001E20000015A88E1507D01CA7F85.png" manifest:media-type="image/png"/>
  <manifest:file-entry manifest:full-path="Pictures/10000000000000FD00000179157A1EB5B79168D9.png" manifest:media-type="image/png"/>
  <manifest:file-entry manifest:full-path="Pictures/100000000000012000000167803C0CFC7C5136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Loma" fo:font-size="12pt"/>
    </style:style>
    <style:style style:name="P2" style:family="paragraph">
      <loext:graphic-properties draw:fill="none" draw:fill-color="#ffffff"/>
      <style:text-properties style:font-name="Loma"/>
    </style:style>
    <style:style style:name="T1" style:family="text">
      <style:text-properties style:font-name="Loma" fo:font-size="12pt"/>
    </style:style>
    <style:style style:name="T2" style:family="text">
      <style:text-properties style:font-name="L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5in" svg:y="0in" svg:width="2.9583in" svg:height="2.6146in" draw:z-index="0"><draw:image xlink:href="Pictures/100000000000011C000000FBAFDC8B39B1BA3322.png" xlink:type="simple" xlink:show="embed" xlink:actuate="onLoad"/></draw:frame><draw:frame draw:style-name="fr1" draw:name="Image2" text:anchor-type="paragraph" svg:x="0.0457in" svg:y="2.6138in" svg:width="3.839in" svg:height="2.7555in" draw:z-index="1"><draw:image xlink:href="Pictures/10000000000001E20000015A88E1507D01CA7F85.png" xlink:type="simple" xlink:show="embed" xlink:actuate="onLoad"/></draw:frame><draw:frame draw:style-name="fr1" draw:name="Image3" text:anchor-type="paragraph" svg:x="-0.1626in" svg:y="5.6138in" svg:width="1.8075in" svg:height="2.6929in" draw:z-index="2"><draw:image xlink:href="Pictures/10000000000000FD00000179157A1EB5B79168D9.png" xlink:type="simple" xlink:show="embed" xlink:actuate="onLoad"/></draw:frame><draw:frame draw:style-name="fr1" draw:name="Image4" text:anchor-type="paragraph" svg:x="3.3689in" svg:y="0.1299in" svg:width="1.8846in" svg:height="2.3492in" draw:z-index="4"><draw:image xlink:href="Pictures/100000000000012000000167803C0CFC7C5136EE.png" xlink:type="simple" xlink:show="embed" xlink:actuate="onLoad"/></draw:frame><draw:frame draw:style-name="fr1" draw:name="Image5" text:anchor-type="paragraph" svg:x="4.3783in" svg:y="2.822in" svg:width="2.3138in" svg:height="1.3898in" draw:z-index="5"><draw:image xlink:href="Pictures/100000000000020B0000013A8920298D3BCFCA83.png" xlink:type="simple" xlink:show="embed" xlink:actuate="onLoad"/></draw:frame><draw:frame draw:style-name="fr1" draw:name="Image6" text:anchor-type="paragraph" svg:x="5.2528in" svg:y="0.7425in" svg:width="1.8075in" svg:height="1.5181in" draw:z-index="7"><draw:image xlink:href="Pictures/10000000000000ED000000C70AF624D874E138D1.png" xlink:type="simple" xlink:show="embed" xlink:actuate="onLoad"/></draw:frame><draw:frame draw:style-name="fr1" draw:name="Image7" text:anchor-type="paragraph" svg:x="4.4575in" svg:y="4.4839in" svg:width="1.9327in" svg:height="1.9453in" draw:z-index="9"><draw:image xlink:href="Pictures/100000000000012500000127F17EFCCA9021E242.png" xlink:type="simple" xlink:show="embed" xlink:actuate="onLoad"/></draw:frame><draw:frame draw:style-name="fr1" draw:name="Image8" text:anchor-type="paragraph" svg:x="1.6445in" svg:y="5.3689in" svg:width="2.3236in" svg:height="1.9535in" draw:z-index="11"><draw:image xlink:href="Pictures/10000000000001C40000017C97E038CB6BFA6861.png" xlink:type="simple" xlink:show="embed" xlink:actuate="onLoad"/></draw:frame><draw:frame draw:style-name="fr1" draw:name="Image9" text:anchor-type="paragraph" svg:x="4.2492in" svg:y="6.8591in" svg:width="2.0874in" svg:height="1.5161in" draw:z-index="12"><draw:image xlink:href="Pictures/100000000000015B000000FC096214CBD0A26326.png" xlink:type="simple" xlink:show="embed" xlink:actuate="onLoad"/></draw:frame><draw:frame draw:style-name="fr1" draw:name="Image10" text:anchor-type="paragraph" svg:x="1.5189in" svg:y="7.4374in" svg:width="2.5126in" svg:height="1.8181in" draw:z-index="14"><draw:image xlink:href="Pictures/100000000000023F000001A0A0E687AA5375A42F.png" xlink:type="simple" xlink:show="embed" xlink:actuate="onLoad"/></draw:frame><draw:frame text:anchor-type="paragraph" draw:z-index="3" draw:name="Shape1" draw:style-name="gr1" draw:text-style-name="P1" svg:width="0.7504in" svg:height="0.2661in" svg:x="0.3898in" svg:y="5.4736in"><draw:text-box><text:p><text:span text:style-name="T1">TLP2531</text:span></text:p></draw:text-box></draw:frame><draw:frame text:anchor-type="paragraph" draw:z-index="6" draw:name="Shape2" draw:style-name="gr1" draw:text-style-name="P2" svg:width="1.3441in" svg:height="0.2661in" svg:x="5.2228in" svg:y="2.6055in"><draw:text-box><text:p><text:span text:style-name="T2">IRL620</text:span></text:p></draw:text-box></draw:frame><draw:frame text:anchor-type="paragraph" draw:z-index="8" draw:name="Shape3" draw:style-name="gr1" draw:text-style-name="P2" svg:width="0.8232in" svg:height="0.2661in" svg:x="5.7957in" svg:y="0.3693in"><draw:text-box><text:p><text:span text:style-name="T2">LT1118</text:span></text:p></draw:text-box></draw:frame><draw:frame text:anchor-type="paragraph" draw:z-index="10" draw:name="Shape4" draw:style-name="gr1" draw:text-style-name="P1" svg:width="1.2815in" svg:height="0.2661in" svg:x="4.8165in" svg:y="4.3165in"><draw:text-box><text:p><text:span text:style-name="T1">SN74HC595</text:span></text:p></draw:text-box></draw:frame><draw:frame text:anchor-type="paragraph" draw:z-index="13" draw:name="Shape5" draw:style-name="gr2" draw:text-style-name="P2" svg:width="1.1776in" svg:height="0.2921in" svg:x="4.8165in" svg:y="6.6299in"><draw:text-box><text:p><text:span text:style-name="T2">ACPL-790x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0:29:55.587918058</meta:creation-date>
    <dc:date>2017-11-23T22:15:57.615459939</dc:date>
    <meta:editing-duration>PT3M34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